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141cf4" officeooo:paragraph-rsid="00141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</text:p>
      <text:p text:style-name="P2">Why we use transform.Normalize((0.5,), (0.5,)) to normalize mnist dataset in file q2_pytorch.py</text:p>
      <text:p text:style-name="P2"/>
      <text:p text:style-name="Standard">https://discuss.pytorch.org/t/normalization-in-the-mnist-example/457/2</text:p>
      <text:p text:style-name="Standard"/>
      <text:p text:style-name="Standard"/>
      <text:p text:style-name="Text_20_body">But the PyTorch Tutorial <text:a xlink:type="simple" xlink:href="https://github.com/pytorch/tutorials/blob/master/Deep%20Learning%20with%20PyTorch.ipynb" text:style-name="Internet_20_link" text:visited-style-name="Visited_20_Internet_20_Link">https://github.com/pytorch/tutorials/blob/master/Deep%20Learning%20with%20PyTorch.ipynb 1.2k</text:a> says we should always use 0.5 since we are getting PIL images:</text:p>
      <text:p text:style-name="Preformatted_20_Text"><text:span text:style-name="Source_20_Text"># The output of torchvision datasets are PILImage images of range [0, 1].</text:span></text:p>
      <text:p text:style-name="Preformatted_20_Text"><text:span text:style-name="Source_20_Text"># We transform them to Tensors of normalized range [-1, 1]</text:span></text:p>
      <text:p text:style-name="Preformatted_20_Text"><text:span text:style-name="Source_20_Text">transform=transforms.Compose([transforms.ToTensor(),</text:span></text:p>
      <text:p text:style-name="Preformatted_20_Text"><text:span text:style-name="Source_20_Text"><text:s text:c="30"/>transforms.Normalize((0.5, 0.5, 0.5), (0.5, 0.5, 0.5)),</text:span></text:p>
      <text:p text:style-name="Preformatted_20_Text"><text:span text:style-name="Source_20_Text"><text:s text:c="29"/>])</text:span></text:p>
      <text:p text:style-name="Preformatted_20_Text"><text:span text:style-name="Source_20_Text">trainset = torchvision.datasets.CIFAR10(root='./data', train=True, download=True, transform=transform)</text:span></text:p>
      <text:p text:style-name="Preformatted_20_Text"><text:span text:style-name="Source_20_Text">trainloader = torch.utils.data.DataLoader(trainset, batch_size=4, </text:span></text:p>
      <text:p text:style-name="Preformatted_20_Text"><text:span text:style-name="Source_20_Text"><text:s text:c="42"/>shuffle=True, num_workers=2)</text:span></text:p>
      <text:p text:style-name="Preformatted_20_Text"/>
      <text:p text:style-name="Preformatted_20_Text"><text:span text:style-name="Source_20_Text">testset = torchvision.datasets.CIFAR10(root='./data', train=False, download=True, transform=transform)</text:span></text:p>
      <text:p text:style-name="Preformatted_20_Text"><text:span text:style-name="Source_20_Text">testloader = torch.utils.data.DataLoader(testset, batch_size=4, </text:span></text:p>
      <text:p text:style-name="P1"><text:span text:style-name="Source_20_Text"><text:s text:c="42"/>shuffle=False, num_workers=2)</text:span></text:p>
      <text:p text:style-name="Text_20_body">Why should be any different for MNIST dataset?</text:p>
      <text:p text:style-name="Text_20_body">Thanks in advance,</text:p>
      <text:p text:style-name="Text_20_body">Davi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8:50:09.331610103</meta:creation-date>
    <dc:date>2020-11-19T18:52:23.956834232</dc:date>
    <meta:editing-duration>PT2M15S</meta:editing-duration>
    <meta:editing-cycles>1</meta:editing-cycles>
    <meta:document-statistic meta:table-count="0" meta:image-count="0" meta:object-count="0" meta:page-count="3" meta:paragraph-count="18" meta:word-count="100" meta:character-count="1190" meta:non-whitespace-character-count="963"/>
    <meta:generator>LibreOffice/6.4.6.2$Linux_X86_64 LibreOffice_project/40$Build-2</meta:generator>
  </office:meta>
</office:document-meta>
</file>